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gzaminy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łeć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ajlepsi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range table:name="Egzaminy" table:base-cell-address="$Płeć.$A$1" table:cell-range-address="$Egzaminy.$A$1"/>
      </table:named-expressions>
      <table:database-ranges>
        <table:database-range table:name="__Anonymous_Sheet_DB__0" table:target-range-address="Uczniowie.A1:Uczniowie.I1048576">
          <table:sort table:target-range-address="Klasy.A1"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1" table:target-range-address="Alfabetycznie.A1:Alfabetycznie.I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25:52.9419881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3:17.426860772</dc:date>
    <meta:generator>LibreOffice/5.4.2.2$Linux_X86_64 LibreOffice_project/40m0$Build-2</meta:generator>
    <meta:editing-duration>PT22M17S</meta:editing-duration>
    <meta:editing-cycles>6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